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2311*"/>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936cm" style:rel-column-width="5066*"/>
    </style:style>
    <style:style style:name="Table1.E" style:family="table-column">
      <style:table-column-properties style:column-width="3.941cm" style:rel-column-width="223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1">
      <style:text-properties fo:language="en" fo:country="US"/>
    </style:style>
    <style:style style:name="P6" style:family="paragraph" style:parent-style-name="Standard" style:list-style-name="L1">
      <style:text-properties fo:language="en" fo:country="US" fo:background-color="#cccccc"/>
    </style:style>
    <style:style style:name="P7"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fo:background-color="#cccccc"/>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fo:color="#008000" style:font-name="Consolas" fo:font-size="9.5pt" fo:language="en" fo:country="US" fo:background-color="#cccccc"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isteraScreenCapture</text:span> </text:p>
      <text:p text:style-name="Standard"/>
      <text:p text:style-name="Standard"><text:span text:style-name="T3">Platform:</text:span> Windows7+, C#4.5</text:p>
      <text:p text:style-name="Standard"/>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639272968544276061" text:style-name="L1">
        <text:list-item>
          <text:p text:style-name="P6">server default port;</text:p>
        </text:list-item>
        <text:list-item>
          <text:p text:style-name="P5">server default ip;</text:p>
        </text:list-item>
        <text:list-item>
          <text:p text:style-name="P5">port listening to server;</text:p>
        </text:list-item>
        <text:list-item>
          <text:p text:style-name="P4"><text:span text:style-name="T2">SSL on/off;</text:span></text:p>
        </text:list-item>
        <text:list-item>
          <text:p text:style-name="P4"><text:span text:style-name="T1">service domain to resolve by mDNS (default: .local.);</text:span></text:p>
        </text:list-item>
        <text:list-item>
          <text:p text:style-name="P4"><text:span text:style-name="T1">service type to resolve by mDNS (default: _cisterascreencapturecontroller._tcp</text:span><text:span text:style-name="T1">);</text:span></text:p>
        </text:list-item>
        <text:list-item>
          <text:p text:style-name="P5">captured video source (display, rectangular within virtual space, certain window); </text:p>
        </text:list-item>
        <text:list-item>
          <text:p text:style-name="P5">stop/run;</text:p>
        </text:list-item>
        <text:list-item>
          <text:p text:style-name="P5">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7">CisteraScreenCapture opens connection to the server when a user logged and keeps it alive while some user is logged. This connection is used by both CisteraScreenCapture and the server to exchange with messages. </text:p>
      <text:p text:style-name="P7">If the connection breaks, CisteraScreenCapture tries to reconnect. If reconnecting failed, CisteraScreenCapture terminates ffmpeg streaming if it runs at the moment.</text:p>
      <text:p text:style-name="Standard"/>
      <text:p text:style-name="P1">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P7">CisteraScreenCapture -&gt; server</text:p>
          </table:table-cell>
          <table:table-cell table:style-name="Table1.A2" office:value-type="string">
            <text:p text:style-name="P7">sent when a user logged in</text:p>
          </table:table-cell>
          <table:table-cell table:style-name="Table1.A2" office:value-type="string">
            <text:p text:style-name="P7">LoggedUserName</text:p>
          </table:table-cell>
          <table:table-cell table:style-name="Table1.A2" office:value-type="string">
            <text:p text:style-name="P7">the name of currently logged in user (ASCII string terminated with '\0')</text:p>
          </table:table-cell>
          <table:table-cell table:style-name="Table1.E2" office:value-type="string">
            <text:p text:style-name="P7">OK or error message (ASCII string terminated with '\0')</text:p>
          </table:table-cell>
        </table:table-row>
        <table:table-row>
          <table:table-cell table:style-name="Table1.A2" office:value-type="string">
            <text:p text:style-name="P7">CisteraScreenCapture -&gt; server</text:p>
          </table:table-cell>
          <table:table-cell table:style-name="Table1.A2" office:value-type="string">
            <text:p text:style-name="P7">polling to keep connection alive</text:p>
          </table:table-cell>
          <table:table-cell table:style-name="Table1.A2" office:value-type="string">
            <text:p text:style-name="P7">Poll</text:p>
          </table:table-cell>
          <table:table-cell table:style-name="Table1.A2" office:value-type="string">
            <text:p text:style-name="P7">nothing (0 bytes)</text:p>
          </table:table-cell>
          <table:table-cell table:style-name="Table1.E2" office:value-type="string">
            <text:p text:style-name="P7">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The server turns on SSL on this TCP channel after receiving a success response.</text:p>
            <text:p text:style-name="Standard">The client turns on SSL after sending a success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should not be sent by the server. As ffmpeg arguments should go in certain order so,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07T17:20:12.39</dc:date>
    <meta:editing-duration>PT5H31M34S</meta:editing-duration>
    <meta:editing-cycles>34</meta:editing-cycles>
    <meta:generator>OpenOffice/4.1.1$Win32 OpenOffice.org_project/411m6$Build-9775</meta:generator>
    <meta:document-statistic meta:table-count="1" meta:image-count="0" meta:object-count="0" meta:page-count="1" meta:paragraph-count="60" meta:word-count="501" meta:character-count="3371"/>
  </office:meta>
</office:document-meta>
</file>